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a3c39" officeooo:paragraph-rsid="000a3c39" style:font-size-asian="14pt" style:font-size-complex="16pt"/>
    </style:style>
    <style:style style:name="P2" style:family="paragraph" style:parent-style-name="Standard">
      <style:text-properties fo:font-size="16pt" officeooo:rsid="000a3c39" officeooo:paragraph-rsid="000d6dff" style:font-size-asian="14pt" style:font-size-complex="16pt"/>
    </style:style>
    <style:style style:name="P3" style:family="paragraph" style:parent-style-name="Standard">
      <style:text-properties fo:font-size="16pt" officeooo:rsid="000a7821" officeooo:paragraph-rsid="000a7821" style:font-size-asian="14pt" style:font-size-complex="16pt"/>
    </style:style>
    <style:style style:name="P4" style:family="paragraph" style:parent-style-name="Standard">
      <style:text-properties fo:font-size="16pt" officeooo:rsid="000b6c4e" officeooo:paragraph-rsid="000b6c4e" style:font-size-asian="14pt" style:font-size-complex="16pt"/>
    </style:style>
    <style:style style:name="P5" style:family="paragraph" style:parent-style-name="Standard">
      <style:text-properties fo:font-size="16pt" officeooo:rsid="000bdeb8" officeooo:paragraph-rsid="000bdeb8" style:font-size-asian="14pt" style:font-size-complex="16pt"/>
    </style:style>
    <style:style style:name="P6" style:family="paragraph" style:parent-style-name="Standard">
      <style:text-properties fo:font-size="16pt" officeooo:rsid="000d6dff" officeooo:paragraph-rsid="000d6dff" style:font-size-asian="14pt" style:font-size-complex="16pt"/>
    </style:style>
    <style:style style:name="T1" style:family="text">
      <style:text-properties officeooo:rsid="000b6c4e"/>
    </style:style>
    <style:style style:name="T2" style:family="text">
      <style:text-properties officeooo:rsid="000c8792"/>
    </style:style>
    <style:style style:name="T3" style:family="text">
      <style:text-properties officeooo:rsid="000a3c39"/>
    </style:style>
    <style:style style:name="T4" style:family="text">
      <style:text-properties fo:color="#ce9178" style:font-name="Droid Sans Mono" fo:font-size="10.5pt" fo:font-weight="normal" fo:background-color="#1e1e1e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text:tab/>#include&lt;stdio.h&gt;</text:p>
      <text:p text:style-name="P1"><text:tab/>int main()</text:p>
      <text:p text:style-name="P1"><text:tab/>{</text:p>
      <text:p text:style-name="P1"><text:tab/> <text:s text:c="3"/>int num;</text:p>
      <text:p text:style-name="P1"><text:tab/> <text:s text:c="3"/>printf("Enter a number :- ");</text:p>
      <text:p text:style-name="P1"><text:tab/> <text:s text:c="3"/>scanf("%d",&amp;num);</text:p>
      <text:p text:style-name="P1"><text:tab/></text:p>
      <text:p text:style-name="P1"><text:tab/> <text:s text:c="3"/>if(num&gt;0)</text:p>
      <text:p text:style-name="P1"><text:tab/> <text:s text:c="7"/>printf("%d is Positive Number\n",num);</text:p>
      <text:p text:style-name="P1"><text:tab/> <text:s text:c="3"/>else</text:p>
      <text:p text:style-name="P1"><text:tab/> <text:s text:c="7"/>printf("%d is Negative Number\n",num);</text:p>
      <text:p text:style-name="P1"><text:tab/> <text:s text:c="3"/></text:p>
      <text:p text:style-name="P1"><text:tab/> <text:s text:c="3"/>return 0;</text:p>
      <text:p text:style-name="P1"><text:tab/>}</text:p>
      <text:p text:style-name="P1"/>
      <text:p text:style-name="P1">2.<text:tab/>#include&lt;stdio.h&gt;</text:p>
      <text:p text:style-name="P1"><text:tab/>int main()</text:p>
      <text:p text:style-name="P1"><text:tab/>{</text:p>
      <text:p text:style-name="P1"><text:tab/> <text:s text:c="3"/>int num;</text:p>
      <text:p text:style-name="P1"><text:tab/> <text:s text:c="3"/>printf("Enter any Number :-");</text:p>
      <text:p text:style-name="P1"><text:tab/> <text:s text:c="3"/>scanf("%d",&amp;num);</text:p>
      <text:p text:style-name="P1"/>
      <text:p text:style-name="P1"><text:tab/> <text:s text:c="3"/>if(num%5==0)</text:p>
      <text:p text:style-name="P1"><text:tab/> <text:s text:c="7"/>printf("The Number %d is divisible by 5\n",num);</text:p>
      <text:p text:style-name="P1"><text:tab/> <text:s text:c="3"/>else</text:p>
      <text:p text:style-name="P1"><text:tab/> <text:s text:c="7"/>printf("The Number %d is not divisible by 5\n",num);</text:p>
      <text:p text:style-name="P1"/>
      <text:p text:style-name="P1"><text:tab/> <text:s text:c="3"/>return 0;</text:p>
      <text:p text:style-name="P1"><text:tab/>}</text:p>
      <text:p text:style-name="P1"/>
      <text:p text:style-name="P1">3.<text:tab/>#include&lt;stdio.h&gt;</text:p>
      <text:p text:style-name="P1"><text:tab/>int main()</text:p>
      <text:p text:style-name="P1"><text:tab/>{</text:p>
      <text:p text:style-name="P1"><text:tab/> <text:s text:c="3"/>int num;</text:p>
      <text:p text:style-name="P1"><text:tab/> <text:s text:c="3"/>printf("Enter any Number :-");</text:p>
      <text:p text:style-name="P1"><text:tab/> <text:s text:c="3"/>scanf("%d",&amp;num);</text:p>
      <text:p text:style-name="P1"/>
      <text:p text:style-name="P1"><text:tab/> <text:s text:c="3"/>if(num%2==0)</text:p>
      <text:p text:style-name="P1"><text:tab/> <text:s text:c="7"/>printf("The Number %d is Even\n",num);</text:p>
      <text:p text:style-name="P1"><text:soft-page-break/><text:tab/> <text:s text:c="3"/>else </text:p>
      <text:p text:style-name="P1"><text:tab/> <text:s text:c="7"/>printf("The Number %d is Odd\n",num);</text:p>
      <text:p text:style-name="P1"/>
      <text:p text:style-name="P1"><text:tab/> <text:s text:c="3"/>return 0;</text:p>
      <text:p text:style-name="P1"><text:tab/>}</text:p>
      <text:p text:style-name="P1"/>
      <text:p text:style-name="P3">4.<text:tab/>#include&lt;stdio.h&gt;</text:p>
      <text:p text:style-name="P3"><text:tab/>int main()</text:p>
      <text:p text:style-name="P3"><text:tab/>{</text:p>
      <text:p text:style-name="P3"><text:tab/> <text:s text:c="3"/>int num;</text:p>
      <text:p text:style-name="P3"><text:tab/> <text:s text:c="3"/>printf("Enter any Number :- ");</text:p>
      <text:p text:style-name="P3"><text:tab/> <text:s text:c="3"/>scanf("%d",&amp;num);</text:p>
      <text:p text:style-name="P3"/>
      <text:p text:style-name="P3"><text:tab/> <text:s text:c="3"/>if((num&amp;1)==0)</text:p>
      <text:p text:style-name="P3"><text:tab/> <text:s text:c="7"/>printf("The Number %d is Even\n",num);</text:p>
      <text:p text:style-name="P3"><text:tab/> <text:s text:c="3"/>else</text:p>
      <text:p text:style-name="P3"><text:tab/> <text:s text:c="7"/>printf("The Number %d is Odd\n",num);</text:p>
      <text:p text:style-name="P3"/>
      <text:p text:style-name="P3"><text:tab/> <text:s text:c="3"/>return 0;</text:p>
      <text:p text:style-name="P3"><text:tab/>}</text:p>
      <text:p text:style-name="P3"/>
      <text:p text:style-name="P3">5.<text:tab/>#include&lt;stdio.h&gt;</text:p>
      <text:p text:style-name="P3"><text:tab/>int main()</text:p>
      <text:p text:style-name="P3"><text:tab/>{</text:p>
      <text:p text:style-name="P3"><text:tab/> <text:s text:c="3"/>int a;</text:p>
      <text:p text:style-name="P3"><text:tab/> <text:s text:c="3"/>printf("Enter any Number :-");</text:p>
      <text:p text:style-name="P3"><text:tab/> <text:s text:c="3"/>scanf("%d",&amp;a);</text:p>
      <text:p text:style-name="P3"/>
      <text:p text:style-name="P3"><text:tab/> <text:s text:c="3"/>if(a&gt;99 &amp; a&lt;1000)</text:p>
      <text:p text:style-name="P3"><text:tab/> <text:s text:c="7"/>printf("The Number %d is Three Digit Number\n",a);</text:p>
      <text:p text:style-name="P3"><text:tab/> <text:s text:c="3"/>else</text:p>
      <text:p text:style-name="P3"><text:tab/> <text:s text:c="7"/>printf("The Number %d is not a Three Digit Number\n",a);</text:p>
      <text:p text:style-name="P3"/>
      <text:p text:style-name="P3"><text:tab/> <text:s text:c="3"/>return 0;</text:p>
      <text:p text:style-name="P3"><text:tab/>}</text:p>
      <text:p text:style-name="P3"/>
      <text:p text:style-name="P3"/>
      <text:p text:style-name="P3">6.<text:tab/>#include&lt;stdio.h&gt;</text:p>
      <text:p text:style-name="P3"><text:tab/>int main()</text:p>
      <text:p text:style-name="P3"><text:soft-page-break/><text:tab/>{</text:p>
      <text:p text:style-name="P3"><text:tab/> <text:s text:c="3"/>int num1,num2;</text:p>
      <text:p text:style-name="P3"><text:tab/> <text:s text:c="3"/>printf("Enter Two Numbers :-");</text:p>
      <text:p text:style-name="P3"><text:tab/> <text:s text:c="3"/>scanf("%d %d",&amp;num1,&amp;num2);</text:p>
      <text:p text:style-name="P3"/>
      <text:p text:style-name="P3"><text:tab/> <text:s text:c="3"/>if(num1==num2)</text:p>
      <text:p text:style-name="P3"><text:tab/> <text:s text:c="7"/>printf("Both Numbers %d are Same\n",num1);</text:p>
      <text:p text:style-name="P3"><text:tab/> <text:s text:c="3"/>else</text:p>
      <text:p text:style-name="P3"><text:tab/> <text:s text:c="3"/>{</text:p>
      <text:p text:style-name="P3"><text:tab/> <text:s text:c="7"/>if(num1&lt;num2)</text:p>
      <text:p text:style-name="P3"><text:tab/> <text:s text:c="11"/>printf("The Number %d is Greater\n",num2);</text:p>
      <text:p text:style-name="P3"><text:tab/> <text:s text:c="7"/>else</text:p>
      <text:p text:style-name="P3"><text:tab/> <text:s text:c="11"/>printf("The Number %d is Greater\n",num1);</text:p>
      <text:p text:style-name="P3"><text:tab/> <text:s text:c="3"/>}</text:p>
      <text:p text:style-name="P3"><text:tab/> <text:s text:c="4"/><text:span text:style-name="T1">return 0;</text:span></text:p>
      <text:p text:style-name="P3"><text:tab/>}</text:p>
      <text:p text:style-name="P3"/>
      <text:p text:style-name="P3">7.<text:tab/>#include&lt;stdio.h&gt;</text:p>
      <text:p text:style-name="P3"><text:tab/>int main()</text:p>
      <text:p text:style-name="P3"><text:tab/>{</text:p>
      <text:p text:style-name="P3"><text:tab/> <text:s text:c="3"/>int a,b,c;</text:p>
      <text:p text:style-name="P3"><text:tab/> <text:s text:c="3"/>float d;</text:p>
      <text:p text:style-name="P3"><text:tab/> <text:s text:c="3"/>printf("Enter values of a,b and c :-");</text:p>
      <text:p text:style-name="P3"><text:tab/> <text:s text:c="3"/>scanf("%d %d %d",&amp;a,&amp;b,&amp;c);</text:p>
      <text:p text:style-name="P3"><text:tab/> <text:s text:c="3"/>d=((b*b)-(4*a*c));</text:p>
      <text:p text:style-name="P3"><text:tab/></text:p>
      <text:p text:style-name="P3"><text:tab/> <text:s text:c="3"/>if(d&gt;0)</text:p>
      <text:p text:style-name="P3"><text:tab/> <text:s text:c="7"/>printf("The equation has two real and different roots\n");</text:p>
      <text:p text:style-name="P3"><text:tab/> <text:s text:c="3"/>else if (d&lt;0)</text:p>
      <text:p text:style-name="P3"><text:tab/> <text:s text:c="7"/>printf("The equation has two complex roots\n");</text:p>
      <text:p text:style-name="P3"><text:tab/> <text:s text:c="3"/>else</text:p>
      <text:p text:style-name="P3"><text:tab/> <text:s text:c="7"/>printf("The equation has only one real root\n");</text:p>
      <text:p text:style-name="P3"><text:tab/></text:p>
      <text:p text:style-name="P3"><text:tab/> <text:s text:c="3"/>return 0;</text:p>
      <text:p text:style-name="P3"><text:tab/>}</text:p>
      <text:p text:style-name="P3"/>
      <text:p text:style-name="P3"/>
      <text:p text:style-name="P3">8.<text:tab/>#include&lt;stdio.h&gt;</text:p>
      <text:p text:style-name="P3"><text:tab/>int main()</text:p>
      <text:p text:style-name="P3"><text:soft-page-break/><text:tab/>{</text:p>
      <text:p text:style-name="P3"><text:tab/> <text:s text:c="3"/>int year;</text:p>
      <text:p text:style-name="P3"><text:tab/> <text:s text:c="3"/>printf("Enter any year :-");</text:p>
      <text:p text:style-name="P3"><text:tab/> <text:s text:c="3"/>scanf("%d",&amp;year);</text:p>
      <text:p text:style-name="P3"><text:tab/></text:p>
      <text:p text:style-name="P3"><text:tab/> <text:s text:c="3"/>if(year%100)</text:p>
      <text:p text:style-name="P3"><text:tab/> <text:s text:c="3"/>{</text:p>
      <text:p text:style-name="P3"><text:tab/> <text:s text:c="7"/>if(year%4)</text:p>
      <text:p text:style-name="P3"><text:tab/> <text:s text:c="11"/>printf("The year %d is not a Leap year\n",year);</text:p>
      <text:p text:style-name="P3"><text:tab/> <text:s text:c="7"/>else</text:p>
      <text:p text:style-name="P3"><text:tab/> <text:s text:c="11"/>printf("The year %d is a Leap year\n",year);</text:p>
      <text:p text:style-name="P3"><text:tab/> <text:s text:c="3"/>}</text:p>
      <text:p text:style-name="P3"><text:tab/> <text:s text:c="3"/>else</text:p>
      <text:p text:style-name="P3"><text:tab/> <text:s text:c="3"/>{</text:p>
      <text:p text:style-name="P3"><text:tab/> <text:s text:c="7"/>if(year%400)</text:p>
      <text:p text:style-name="P3"><text:tab/> <text:s text:c="11"/>printf("The year %d is not a Leap year\n",year);</text:p>
      <text:p text:style-name="P3"><text:tab/> <text:s text:c="7"/>else</text:p>
      <text:p text:style-name="P3"><text:tab/> <text:s text:c="11"/>printf("The year %d is a Leap year\n",year);</text:p>
      <text:p text:style-name="P3"><text:tab/> <text:s text:c="3"/>}</text:p>
      <text:p text:style-name="P3"><text:tab/> <text:s text:c="3"/>return 0;</text:p>
      <text:p text:style-name="P3"><text:tab/>}</text:p>
      <text:p text:style-name="P3"/>
      <text:p text:style-name="P4">9.<text:tab/>#include&lt;stdio.h&gt;</text:p>
      <text:p text:style-name="P4"><text:tab/>int main()</text:p>
      <text:p text:style-name="P4"><text:tab/>{</text:p>
      <text:p text:style-name="P4"><text:tab/> <text:s text:c="3"/>int num1,num2,num3;</text:p>
      <text:p text:style-name="P4"><text:tab/> <text:s text:c="3"/>printf("Enter three numbers :-");</text:p>
      <text:p text:style-name="P4"><text:tab/> <text:s text:c="3"/>scanf("%d %d %d",&amp;num1,&amp;num2,&amp;num3);</text:p>
      <text:p text:style-name="P4"><text:tab/></text:p>
      <text:p text:style-name="P4"><text:tab/> <text:s text:c="3"/>if(num1==num2)</text:p>
      <text:p text:style-name="P4"><text:tab/> <text:s text:c="3"/>{ <text:s text:c="3"/></text:p>
      <text:p text:style-name="P4"><text:tab/> <text:s text:c="7"/>if(num1&gt;num3)</text:p>
      <text:p text:style-name="P4"><text:tab/> <text:s text:c="11"/>printf("The Number %d is Greatest\n",num1);</text:p>
      <text:p text:style-name="P4"><text:tab/> <text:s text:c="7"/>else</text:p>
      <text:p text:style-name="P4"><text:tab/> <text:s text:c="11"/>printf("The Number %d is Greatest\n",num3); <text:s text:c="2"/></text:p>
      <text:p text:style-name="P4"><text:tab/> <text:s text:c="3"/>}</text:p>
      <text:p text:style-name="P4"><text:tab/> <text:s text:c="3"/></text:p>
      <text:p text:style-name="P4"><text:tab/> <text:s text:c="3"/>else if(num2==num3)</text:p>
      <text:p text:style-name="P4"><text:tab/> <text:s text:c="3"/>{</text:p>
      <text:p text:style-name="P4"><text:soft-page-break/><text:tab/> <text:s text:c="7"/>if(num2&gt;num1)</text:p>
      <text:p text:style-name="P4"><text:tab/> <text:s text:c="11"/>printf("The Number %d is the Greatest\n",num2);</text:p>
      <text:p text:style-name="P4"><text:tab/> <text:s text:c="7"/>else</text:p>
      <text:p text:style-name="P4"><text:tab/> <text:s text:c="11"/>printf("The Number %d is the Greatest\n",num1);</text:p>
      <text:p text:style-name="P4"><text:tab/> <text:s text:c="3"/>}</text:p>
      <text:p text:style-name="P4"><text:tab/></text:p>
      <text:p text:style-name="P4"><text:tab/> <text:s text:c="3"/>else if(num3==num1)</text:p>
      <text:p text:style-name="P4"><text:tab/> <text:s text:c="3"/>{</text:p>
      <text:p text:style-name="P4"><text:tab/> <text:s text:c="7"/>if(num3&gt;num2)</text:p>
      <text:p text:style-name="P4"><text:tab/> <text:s text:c="11"/>printf("The Number %d is the Greatest\n",num3);</text:p>
      <text:p text:style-name="P4"><text:tab/> <text:s text:c="7"/>else</text:p>
      <text:p text:style-name="P4"><text:tab/> <text:s text:c="11"/>printf("The Number %d is the Greatest\n",num2);</text:p>
      <text:p text:style-name="P4"><text:tab/> <text:s text:c="3"/>}</text:p>
      <text:p text:style-name="P4"><text:tab/></text:p>
      <text:p text:style-name="P4"><text:tab/> <text:s text:c="3"/>else</text:p>
      <text:p text:style-name="P4"><text:tab/> <text:s text:c="3"/>{ <text:s text:c="3"/></text:p>
      <text:p text:style-name="P4"><text:tab/> <text:s text:c="7"/>if(num1&gt;num2)</text:p>
      <text:p text:style-name="P4"><text:tab/> <text:s text:c="7"/>{</text:p>
      <text:p text:style-name="P4"><text:tab/> <text:s text:c="11"/>if(num1&gt;num3)</text:p>
      <text:p text:style-name="P4"><text:tab/> <text:s text:c="15"/>printf("The Number %d is Greatest\n",num1);</text:p>
      <text:p text:style-name="P4"><text:tab/> <text:s text:c="11"/>else <text:s text:c="3"/></text:p>
      <text:p text:style-name="P4"><text:tab/> <text:s text:c="15"/>printf("The Number %d is Greatest\n",num3);</text:p>
      <text:p text:style-name="P4"><text:tab/> <text:s text:c="7"/>}</text:p>
      <text:p text:style-name="P4"><text:tab/> <text:s text:c="7"/>else</text:p>
      <text:p text:style-name="P4"><text:tab/> <text:s text:c="7"/>{</text:p>
      <text:p text:style-name="P4"><text:tab/> <text:s text:c="11"/>if(num2&gt;num1)</text:p>
      <text:p text:style-name="P4"><text:tab/> <text:s text:c="15"/>if(num2&gt;num3)</text:p>
      <text:p text:style-name="P4"><text:tab/> <text:s text:c="19"/>printf("The Number %d is Greatest\n",num2);</text:p>
      <text:p text:style-name="P4"><text:tab/> <text:s text:c="15"/>else</text:p>
      <text:p text:style-name="P4"><text:tab/> <text:s text:c="19"/>printf("The Number %d is Greatest\n",num3);</text:p>
      <text:p text:style-name="P4"><text:tab/> <text:s text:c="7"/>}</text:p>
      <text:p text:style-name="P4"><text:tab/> <text:s text:c="3"/>}</text:p>
      <text:p text:style-name="P4"><text:tab/> <text:s text:c="4"/>return 0;</text:p>
      <text:p text:style-name="P4"><text:tab/>}</text:p>
      <text:p text:style-name="P4"/>
      <text:p text:style-name="P4"/>
      <text:p text:style-name="P4"/>
      <text:p text:style-name="P4">10.<text:tab/>#include&lt;stdio.h&gt;</text:p>
      <text:p text:style-name="P4"><text:tab/>int main()</text:p>
      <text:p text:style-name="P4"><text:soft-page-break/><text:tab/>{</text:p>
      <text:p text:style-name="P4"><text:tab/> <text:s text:c="3"/>float cp,sp,pro,loss;</text:p>
      <text:p text:style-name="P4"><text:tab/> <text:s text:c="3"/>printf("Enter The Cost Price and Selling Price :-");</text:p>
      <text:p text:style-name="P4"><text:tab/> <text:s text:c="3"/>scanf("%f %f",&amp;cp,&amp;sp);</text:p>
      <text:p text:style-name="P4"><text:tab/> <text:s text:c="3"/>if(sp&gt;cp)</text:p>
      <text:p text:style-name="P4"><text:tab/> <text:s text:c="3"/>{</text:p>
      <text:p text:style-name="P4"><text:tab/> <text:s text:c="7"/>pro=((sp-cp)/cp)*100;</text:p>
      <text:p text:style-name="P4"><text:tab/> <text:s text:c="7"/>printf("The Profit Percentage is %.2f%%\n",pro);</text:p>
      <text:p text:style-name="P4"><text:tab/> <text:s text:c="3"/>}</text:p>
      <text:p text:style-name="P4"><text:tab/> <text:s text:c="3"/>else</text:p>
      <text:p text:style-name="P4"><text:tab/> <text:s text:c="3"/>{</text:p>
      <text:p text:style-name="P4"><text:tab/> <text:s text:c="7"/>loss=((cp-sp)/cp)*100;</text:p>
      <text:p text:style-name="P4"><text:tab/> <text:s text:c="7"/>printf("The Loss Percentage is %.2f%%\n",loss);</text:p>
      <text:p text:style-name="P4"><text:tab/> <text:s text:c="3"/>}</text:p>
      <text:p text:style-name="P4"><text:tab/> <text:s text:c="3"/>return 0;</text:p>
      <text:p text:style-name="P4"><text:tab/>}</text:p>
      <text:p text:style-name="P4"/>
      <text:p text:style-name="P4">11.<text:tab/>#include&lt;stdio.h&gt;</text:p>
      <text:p text:style-name="P4"><text:tab/>int main()</text:p>
      <text:p text:style-name="P4"><text:tab/>{</text:p>
      <text:p text:style-name="P4"><text:tab/> <text:s text:c="3"/>int eng,hindi,maths,science,sst;</text:p>
      <text:p text:style-name="P4"><text:tab/> <text:s text:c="3"/>printf("Enter English marks :- ");</text:p>
      <text:p text:style-name="P4"><text:tab/> <text:s text:c="3"/>scanf("%d",&amp;eng);</text:p>
      <text:p text:style-name="P4"><text:tab/> <text:s text:c="3"/>printf("Enter Hindi marks :- ");</text:p>
      <text:p text:style-name="P4"><text:tab/> <text:s text:c="3"/>scanf("%d",&amp;hindi);</text:p>
      <text:p text:style-name="P4"><text:tab/> <text:s text:c="3"/>printf("Enter Maths marks :- ");</text:p>
      <text:p text:style-name="P4"><text:tab/> <text:s text:c="3"/>scanf("%d",&amp;maths);</text:p>
      <text:p text:style-name="P4"><text:tab/> <text:s text:c="3"/>printf("Enter Science marks :- ");</text:p>
      <text:p text:style-name="P4"><text:tab/> <text:s text:c="3"/>scanf("%d",&amp;science);</text:p>
      <text:p text:style-name="P4"><text:tab/> <text:s text:c="3"/>printf("Enter SST marks :- ");</text:p>
      <text:p text:style-name="P4"><text:tab/> <text:s text:c="3"/>scanf("%d",&amp;sst);</text:p>
      <text:p text:style-name="P4"><text:tab/></text:p>
      <text:p text:style-name="P4"><text:tab/> <text:s text:c="3"/>if((eng&lt;33)|(hindi&lt;33)|(maths&lt;33)|(science&lt;33)|(sst&lt;33))</text:p>
      <text:p text:style-name="P4"><text:tab/> <text:s text:c="7"/>printf("\"You are Failed\"\n");</text:p>
      <text:p text:style-name="P4"><text:tab/> <text:s text:c="3"/>else <text:s text:c="2"/></text:p>
      <text:p text:style-name="P4"><text:tab/> <text:s text:c="7"/>printf("\"You are Passed\"\n");</text:p>
      <text:p text:style-name="P4"><text:tab/></text:p>
      <text:p text:style-name="P4"><text:tab/> <text:s text:c="3"/>return 0;</text:p>
      <text:p text:style-name="P4"><text:tab/>}</text:p>
      <text:p text:style-name="P4"><text:soft-page-break/></text:p>
      <text:p text:style-name="P5">12.<text:tab/>#include&lt;stdio.h&gt;</text:p>
      <text:p text:style-name="P5"><text:tab/>int main()</text:p>
      <text:p text:style-name="P5"><text:tab/>{</text:p>
      <text:p text:style-name="P5"><text:tab/> <text:s text:c="3"/>char c;</text:p>
      <text:p text:style-name="P5"><text:tab/> <text:s text:c="3"/>printf("Enter any Alphabet :-");</text:p>
      <text:p text:style-name="P5"><text:tab/> <text:s text:c="3"/>scanf("%c",&amp;c);</text:p>
      <text:p text:style-name="P5"><text:tab/></text:p>
      <text:p text:style-name="P5"><text:tab/> <text:s text:c="3"/>if((c&gt;='A')&amp;&amp;(c&lt;='Z'))</text:p>
      <text:p text:style-name="P5"><text:tab/> <text:s text:c="7"/>printf("The Alphabet %c is uppercase\n",c);</text:p>
      <text:p text:style-name="P5"><text:tab/> <text:s text:c="3"/>else if ((c&gt;='a')&amp;&amp;(c&lt;='z'))</text:p>
      <text:p text:style-name="P5"><text:tab/> <text:s text:c="7"/>printf("The Alphabet %c is lowercase\n",c);</text:p>
      <text:p text:style-name="P5"><text:tab/> <text:s text:c="3"/>else</text:p>
      <text:p text:style-name="P5"><text:tab/> <text:s text:c="7"/>printf("Invalid\n");</text:p>
      <text:p text:style-name="P5"><text:tab/> <text:s text:c="3"/></text:p>
      <text:p text:style-name="P5"><text:tab/> <text:s text:c="3"/>return 0;</text:p>
      <text:p text:style-name="P5"><text:tab/>}</text:p>
      <text:p text:style-name="P5"/>
      <text:p text:style-name="P5">13.<text:tab/>#include&lt;stdio.h&gt;</text:p>
      <text:p text:style-name="P5"><text:tab/>int main()</text:p>
      <text:p text:style-name="P5"><text:tab/>{</text:p>
      <text:p text:style-name="P5"><text:tab/> <text:s text:c="3"/>int <text:span text:style-name="T2">num</text:span>;</text:p>
      <text:p text:style-name="P5"><text:tab/> <text:s text:c="3"/>printf("Enter a number :-");</text:p>
      <text:p text:style-name="P5"><text:tab/> <text:s text:c="3"/>scanf("%d",&amp;<text:span text:style-name="T2">num</text:span>);</text:p>
      <text:p text:style-name="P5"><text:tab/></text:p>
      <text:p text:style-name="P5"><text:tab/> <text:s text:c="3"/>if((<text:span text:style-name="T2">num</text:span>%2==0)&amp;&amp;(<text:span text:style-name="T2">num</text:span>%3==0))</text:p>
      <text:p text:style-name="P5"><text:tab/> <text:s text:c="7"/>printf("The Number %d is divisible by both 2 and 3\n",<text:span text:style-name="T2">num</text:span>);</text:p>
      <text:p text:style-name="P5"><text:tab/> <text:s text:c="3"/>else</text:p>
      <text:p text:style-name="P5"><text:tab/> <text:s text:c="7"/>printf("The <text:span text:style-name="T2">N</text:span>umber %d is not divisible by both 2 and 3\<text:tab/><text:tab/><text:tab/><text:tab/>n",<text:span text:style-name="T2">num</text:span>);</text:p>
      <text:p text:style-name="P5"><text:tab/></text:p>
      <text:p text:style-name="P5"><text:tab/> <text:s text:c="3"/>return 0;</text:p>
      <text:p text:style-name="P5"><text:tab/>}</text:p>
      <text:p text:style-name="P5"/>
      <text:p text:style-name="P5"/>
      <text:p text:style-name="P5"/>
      <text:p text:style-name="P5"/>
      <text:p text:style-name="P5">14.<text:tab/>#include&lt;stdio.h&gt;</text:p>
      <text:p text:style-name="P5"><text:tab/>int main()</text:p>
      <text:p text:style-name="P5"><text:soft-page-break/><text:tab/>{</text:p>
      <text:p text:style-name="P5"><text:tab/> <text:s text:c="3"/>int num;</text:p>
      <text:p text:style-name="P5"><text:tab/> <text:s text:c="3"/>printf("Enter a number :- ");</text:p>
      <text:p text:style-name="P5"><text:tab/> <text:s text:c="3"/>scanf("%d",&amp;num);</text:p>
      <text:p text:style-name="P5"><text:tab/></text:p>
      <text:p text:style-name="P5"><text:tab/> <text:s text:c="3"/>if((num%3==0)&amp;&amp;(num%7==0))</text:p>
      <text:p text:style-name="P5"><text:tab/> <text:s text:c="7"/>printf("The Number %d is divisible by both 3 and 7\n",num);</text:p>
      <text:p text:style-name="P5"><text:tab/> <text:s text:c="3"/>else if(num%3==0)</text:p>
      <text:p text:style-name="P5"><text:tab/> <text:s text:c="7"/>printf("The Number %d is divisible by 3\n",num);</text:p>
      <text:p text:style-name="P5"><text:tab/> <text:s text:c="3"/>else if(num%7==0)</text:p>
      <text:p text:style-name="P5"><text:tab/> <text:s text:c="7"/>printf("The Number %d is divisible by 7\n",num);</text:p>
      <text:p text:style-name="P5"><text:tab/> <text:s text:c="3"/>else</text:p>
      <text:p text:style-name="P5"><text:tab/> <text:s text:c="7"/>printf("The Number %d is not divisible by both 3 and 7\<text:tab/><text:tab/><text:tab/><text:tab/>n",num);</text:p>
      <text:p text:style-name="P5"><text:tab/> <text:s text:c="3"/><text:span text:style-name="T2">return 0;</text:span></text:p>
      <text:p text:style-name="P5"><text:tab/>}</text:p>
      <text:p text:style-name="P5"/>
      <text:p text:style-name="P6">15.<text:span text:style-name="T3"><text:tab/>#include&lt;stdio.h&gt;</text:span></text:p>
      <text:p text:style-name="P2"><text:tab/>int main()</text:p>
      <text:p text:style-name="P2"><text:tab/>{</text:p>
      <text:p text:style-name="P2"><text:tab/> <text:s text:c="3"/>int num;</text:p>
      <text:p text:style-name="P2"><text:tab/> <text:s text:c="3"/>printf("Enter a number :- ");</text:p>
      <text:p text:style-name="P2"><text:tab/> <text:s text:c="3"/>scanf("%d",&amp;num);</text:p>
      <text:p text:style-name="P2"><text:tab/></text:p>
      <text:p text:style-name="P2"><text:tab/> <text:s text:c="3"/>if(num&gt;0)</text:p>
      <text:p text:style-name="P2"><text:tab/> <text:s text:c="7"/>printf("%d is Positive Number\n",num);</text:p>
      <text:p text:style-name="P2"><text:tab/> <text:s text:c="3"/>else if(num==0)</text:p>
      <text:p text:style-name="P2"><text:tab/> <text:s text:c="7"/>printf("%d is not negative or positive\n",num);</text:p>
      <text:p text:style-name="P2"><text:tab/> <text:s text:c="3"/>else</text:p>
      <text:p text:style-name="P2"><text:tab/> <text:s text:c="7"/>printf("%d is Negative Number\n",num);</text:p>
      <text:p text:style-name="P2"><text:tab/> <text:s text:c="3"/></text:p>
      <text:p text:style-name="P2"><text:tab/> <text:s text:c="3"/>return 0;</text:p>
      <text:p text:style-name="P2"><text:tab/>}</text:p>
      <text:p text:style-name="P2"/>
      <text:p text:style-name="P6">16.<text:tab/>#include&lt;stdio.h&gt;</text:p>
      <text:p text:style-name="P6"><text:tab/>int main()</text:p>
      <text:p text:style-name="P6"><text:tab/>{</text:p>
      <text:p text:style-name="P6"><text:tab/> <text:s text:c="3"/>char c;</text:p>
      <text:p text:style-name="P6"><text:tab/> <text:s text:c="3"/>printf("Enter any Character :-");</text:p>
      <text:p text:style-name="P6"><text:soft-page-break/><text:tab/> <text:s text:c="3"/>scanf("%c",&amp;c);</text:p>
      <text:p text:style-name="P6"><text:tab/></text:p>
      <text:p text:style-name="P6"><text:tab/> <text:s text:c="3"/>if((c&gt;='A')&amp;&amp;(c&lt;='Z'))</text:p>
      <text:p text:style-name="P6"><text:tab/> <text:s text:c="7"/>printf("The Character %c is uppercase\n",c);</text:p>
      <text:p text:style-name="P6"><text:tab/> <text:s text:c="3"/>else if((c&gt;='a')&amp;&amp;(c&lt;='z'))</text:p>
      <text:p text:style-name="P6"><text:tab/> <text:s text:c="7"/>printf("The Character %c is lowercase\n",c);</text:p>
      <text:p text:style-name="P6"><text:tab/> <text:s text:c="3"/>else if((c&gt;='0')&amp;&amp;(c&lt;='9'))</text:p>
      <text:p text:style-name="P6"><text:tab/> <text:s text:c="7"/>printf("The Character %c is a digit\n",c);</text:p>
      <text:p text:style-name="P6"><text:tab/> <text:s text:c="3"/>else</text:p>
      <text:p text:style-name="P6"><text:tab/> <text:s text:c="7"/>printf("The Character %c is a special character\n",c);</text:p>
      <text:p text:style-name="P6"/>
      <text:p text:style-name="P6"><text:tab/> <text:s text:c="3"/>return 0;</text:p>
      <text:p text:style-name="P6"><text:tab/>}</text:p>
      <text:p text:style-name="P6"/>
      <text:p text:style-name="P6">17.<text:tab/>#include&lt;stdio.h&gt;</text:p>
      <text:p text:style-name="P6"><text:tab/>int main()</text:p>
      <text:p text:style-name="P6"><text:tab/>{</text:p>
      <text:p text:style-name="P6"><text:tab/> <text:s text:c="3"/>float side1,side2,side3;</text:p>
      <text:p text:style-name="P6"><text:tab/> <text:s text:c="3"/>printf("Enter the three sides of the Triangle :-");</text:p>
      <text:p text:style-name="P6"><text:tab/> <text:s text:c="3"/>scanf("%f %f %f",&amp;side1,&amp;side2,&amp;side3);</text:p>
      <text:p text:style-name="P6"><text:tab/></text:p>
      <text:p text:style-name="P6"><text:tab/>if(((side1+side2)&gt;side3)&amp;((side2+side3)&gt;side1)&amp;((side3+side1)&gt;side2))</text:p>
      <text:p text:style-name="P6"><text:tab/> <text:s text:c="7"/>printf("The Sides %.2f,%.2f,%.2f form a Triangle\<text:tab/><text:tab/><text:tab/><text:tab/><text:tab/><text:tab/>n",side1,side2,side3);</text:p>
      <text:p text:style-name="P6"><text:tab/> <text:s text:c="3"/>else</text:p>
      <text:p text:style-name="P6"><text:tab/> <text:s text:c="7"/>printf("The Sides %.2f,%.2f,%.2f do not form a Triangle\<text:tab/><text:tab/><text:tab/><text:tab/><text:tab/>n",side1,side2,side3);</text:p>
      <text:p text:style-name="P6"/>
      <text:p text:style-name="P6"><text:tab/> <text:s text:c="3"/>return 0;</text:p>
      <text:p text:style-name="P6"><text:tab/>}</text:p>
      <text:p text:style-name="P6"/>
      <text:p text:style-name="P6">18.<text:tab/>#include&lt;stdio.h&gt;</text:p>
      <text:p text:style-name="P6"><text:tab/>int main()</text:p>
      <text:p text:style-name="P6"><text:tab/>{</text:p>
      <text:p text:style-name="P6"><text:tab/> <text:s text:c="3"/>int a;</text:p>
      <text:p text:style-name="P6"><text:tab/> <text:s text:c="3"/>printf("Enter The Month Number :-");</text:p>
      <text:p text:style-name="P6"><text:tab/> <text:s text:c="3"/>scanf("%d",&amp;a);</text:p>
      <text:p text:style-name="P6"><text:tab/></text:p>
      <text:p text:style-name="P6"><text:soft-page-break/><text:tab/> <text:s text:c="3"/>if((a&lt;8 &amp; a%2!=0) | (a&gt;7 &amp; a%2==0))</text:p>
      <text:p text:style-name="P6"><text:tab/> <text:s text:c="7"/>printf("There are 31 days in month %d\n",a);</text:p>
      <text:p text:style-name="P6"><text:tab/> <text:s text:c="3"/>else if((a==4)|(a==6)|(a==9)|(a==11))</text:p>
      <text:p text:style-name="P6"><text:tab/> <text:s text:c="7"/>printf("There are 30 days in month %d\n",a);</text:p>
      <text:p text:style-name="P6"><text:tab/> <text:s text:c="3"/>else if(a==2)</text:p>
      <text:p text:style-name="P6"><text:tab/> <text:s text:c="7"/>printf("There are 28 days (29 in leap year) in month %d\n",a);</text:p>
      <text:p text:style-name="P6"><text:tab/> <text:s text:c="3"/>else</text:p>
      <text:p text:style-name="P6"><text:tab/> <text:s text:c="7"/>printf("Enter Valid Month Number\n");</text:p>
      <text:p text:style-name="P6"><text:tab/> <text:s text:c="3"/></text:p>
      <text:p text:style-name="P6"><text:tab/> <text:s text:c="3"/>return 0;</text:p>
      <text:p text:style-name="P6"><text:tab/>}</text:p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1T13:34:05.152270682</meta:creation-date>
    <dc:date>2022-07-11T14:33:21.675764302</dc:date>
    <meta:editing-duration>PT7M59S</meta:editing-duration>
    <meta:editing-cycles>1</meta:editing-cycles>
    <meta:document-statistic meta:table-count="0" meta:image-count="0" meta:object-count="0" meta:page-count="10" meta:paragraph-count="322" meta:word-count="779" meta:character-count="7374" meta:non-whitespace-character-count="5187"/>
    <meta:generator>LibreOffice/6.4.7.2$Linux_X86_64 LibreOffice_project/40$Build-2</meta:generator>
  </office:meta>
</office:document-meta>
</file>